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Heading_20_1">
      <style:text-properties fo:font-weight="normal" style:font-weight-asian="normal" style:font-weight-complex="normal"/>
    </style:style>
    <style:style style:name="P6" style:family="paragraph" style:parent-style-name="Heading_20_2">
      <style:text-properties fo:font-weight="bold" style:font-weight-asian="bold" style:font-weight-complex="bold"/>
    </style:style>
    <style:style style:name="P7"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2"/>
      <text:h text:style-name="P5" text:outline-level="1">Special notes on certain things</text:h>
      <text:p text:style-name="P2">As many of the routines are new, the following sections have additional notes on their usage.</text:p>
      <text:p text:style-name="P2"/>
      <text:h text:style-name="P6" text:outline-level="2">SpecialKey (EndGame companion routine)</text:h>
      <text:p text:style-name="P2">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16"/>{</text:p>
      <text:p text:style-name="Preformatted_20_Text"><text:s text:c="16"/>return word[1]</text:p>
      <text:p text:style-name="Preformatted_20_Text"><text:s text:c="16"/>}</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text:soft-page-break/>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reformatted_20_Text"><text:tab/>parent(player) DoGo</text:p>
      <text:p text:style-name="Preformatted_20_Text"><text:tab/><text:tab/>{</text:p>
      <text:p text:style-name="Preformatted_20_Text"><text:tab/><text:tab/>if word[2] = "out" and object = self</text:p>
      <text:p text:style-name="Preformatted_20_Text"><text:tab/><text:tab/><text:tab/>{</text:p>
      <text:p text:style-name="Preformatted_20_Text"><text:tab/><text:tab/><text:tab/>object = out_obj</text:p>
      <text:p text:style-name="Preformatted_20_Text"><text:tab/><text:tab/><text:tab/>return false</text:p>
      <text:p text:style-name="Preformatted_20_Text"><text:tab/><text:tab/><text:tab/>}</text:p>
      <text:p text:style-name="Preformatted_20_Text"><text:tab/><text:tab/>if (object ~= u_obj, out_obj) and object.type = direction</text:p>
      <text:p text:style-name="Preformatted_20_Text"><text:tab/><text:tab/><text:tab/>{</text:p>
      <text:p text:style-name="Preformatted_20_Text"><text:tab/><text:tab/><text:tab/>! "To walk, you'll have to get out..."</text:p>
      <text:p text:style-name="Preformatted_20_Text"><text:tab/><text:tab/><text:tab/>OMessage(vehicle, 1, self)</text:p>
      <text:p text:style-name="Preformatted_20_Text"><text:tab/><text:tab/><text:tab/>return true</text:p>
      <text:p text:style-name="Preformatted_20_Text"><text:tab/><text:tab/><text:tab/>}</text:p>
      <text:p text:style-name="Preformatted_20_Text"><text:tab/><text:tab/>else</text:p>
      <text:p text:style-name="Preformatted_20_Text"><text:tab/><text:tab/><text:tab/>return object</text:p>
      <text:p text:style-name="Preformatted_20_Text"><text:tab/><text:tab/>}</text:p>
      <text:p text:style-name="Preformatted_20_Text"><text:tab/>}</text:p>
      <text:p text:style-name="Preformatted_20_Text">#endif</text:p>
      <text:p text:style-name="Preformatted_20_Text"><text:tab/>is enterable, static</text:p>
      <text:p text:style-name="Preformatted_20_Text">}</text:p>
      <text:p text:style-name="Preformatted_20_Text">#endif ! #ifset USE_VEHICLES</text:p>
      <text:p text:style-name="Standard"/>
      <text:p text:style-name="Standard">should move last_library_object to new shell</text:p>
      <text:p text:style-name="Standard"/>
      <text:h text:style-name="Heading_20_2" text:outline-level="2">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text:soft-page-break/>"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2">put them</text:span><text:span text:style-name="T3">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2">locate</text:span><text:span text:style-name="T3">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soft-page-break/>}</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5" text:outline-level="1">Some Debugging routines-</text:h>
      <text:p text:style-name="P2">Roodylib has some extra verbroutines that are only available when the DEBUG switch is set.</text:p>
      <text:h text:style-name="P7" text:outline-level="2">DoScope / DoScopeRooms</text:h>
      <text:p text:style-name="P2">Typing "scope" will list all of the objects within scope of the player in the current location. Typing "scope rooms" will list everything in scope in every room.</text:p>
      <text:h text:style-name="P7" text:outline-level="2">DoVerbTest</text:h>
      <text:p text:style-name="P2">&gt;VERBTEST &lt;object&gt; will run the given object through a bunch of verblib verbs (and some verbstub verbs, too, if verbstub has been included). The intention is to remind you what commands still need responses so your game feels well-implemented.</text:p>
      <text:h text:style-name="Heading_20_2" text:outline-level="2">NEW_STYLE_PRONOUNS</text:h>
      <text:p text:style-name="P3">(Read in-file comments)</text:p>
      <text:h text:style-name="Heading_20_2" text:outline-level="2">ROUTINE GRAMMAR HELPER</text:h>
      <text:p text:style-name="Standard"><text:span text:style-name="T1">(Read in-file comments)</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0</meta:editing-cycles>
    <meta:generator>LibreOffice/3.5$Windows_x86 LibreOffice_project/3215f89-f603614-ab984f2-7348103-1225a5b</meta:generator>
    <dc:date>2013-01-31T15:52:15.93</dc:date>
    <meta:document-statistic meta:table-count="0" meta:image-count="0" meta:object-count="0" meta:page-count="4" meta:paragraph-count="122" meta:word-count="1115" meta:character-count="6875" meta:non-whitespace-character-count="5734"/>
    <meta:user-defined meta:name="Info 1"/>
    <meta:user-defined meta:name="Info 2"/>
    <meta:user-defined meta:name="Info 3"/>
    <meta:user-defined meta:name="Info 4"/>
  </office:meta>
</office:document-meta>
</file>